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65in" table:align="margins"/>
    </style:style>
    <style:style style:name="Table1.A" style:family="table-column">
      <style:table-column-properties style:column-width="0.9125in" style:rel-column-width="16383*"/>
    </style:style>
    <style:style style:name="Table1.C" style:family="table-column">
      <style:table-column-properties style:column-width="0.9125in" style:rel-column-width="16384*"/>
    </style:style>
    <style:style style:name="Table1.D" style:family="table-column">
      <style:table-column-properties style:column-width="0.9125in" style:rel-column-width="16385*"/>
    </style:style>
    <style:style style:name="Table1.A1" style:family="table-cell">
      <style:table-cell-properties fo:padding="0.0201in" fo:border="none"/>
    </style:style>
    <style:style style:name="P1" style:family="paragraph" style:parent-style-name="Standard">
      <style:text-properties style:font-name="FreeSerif" officeooo:rsid="0007f435" officeooo:paragraph-rsid="0007f435"/>
    </style:style>
    <style:style style:name="P2" style:family="paragraph" style:parent-style-name="Standard">
      <style:text-properties style:font-name="FreeSerif" fo:font-weight="bold" officeooo:rsid="000e3d80" officeooo:paragraph-rsid="000e3d80" style:font-weight-asian="bold" style:font-weight-complex="bold"/>
    </style:style>
    <style:style style:name="P3" style:family="paragraph" style:parent-style-name="Standard">
      <style:text-properties style:font-name="FreeSerif" fo:font-weight="bold" officeooo:rsid="0011d482" officeooo:paragraph-rsid="0011d482" style:font-weight-asian="bold" style:font-weight-complex="bold"/>
    </style:style>
    <style:style style:name="P4" style:family="paragraph" style:parent-style-name="Standard">
      <style:text-properties style:font-name="FreeSerif" fo:font-weight="bold" officeooo:rsid="0025d50a" officeooo:paragraph-rsid="00278dc2" style:font-weight-asian="bold" style:font-weight-complex="bold"/>
    </style:style>
    <style:style style:name="P5" style:family="paragraph" style:parent-style-name="Standard">
      <style:text-properties style:font-name="FreeSerif" fo:font-weight="bold" officeooo:rsid="0047cb85" officeooo:paragraph-rsid="0047cb85" style:font-weight-asian="bold" style:font-weight-complex="bold"/>
    </style:style>
    <style:style style:name="P6" style:family="paragraph" style:parent-style-name="Standard">
      <style:text-properties style:font-name="FreeSerif" fo:font-weight="bold" officeooo:rsid="004dd848" officeooo:paragraph-rsid="004dd848" style:font-weight-asian="bold" style:font-weight-complex="bold"/>
    </style:style>
    <style:style style:name="P7" style:family="paragraph" style:parent-style-name="Standard">
      <style:text-properties style:font-name="FreeSerif" fo:font-weight="bold" officeooo:rsid="004e7339" officeooo:paragraph-rsid="004e7339" style:font-weight-asian="bold" style:font-weight-complex="bold"/>
    </style:style>
    <style:style style:name="P8" style:family="paragraph" style:parent-style-name="Standard">
      <style:text-properties style:font-name="FreeSerif" fo:font-weight="bold" officeooo:rsid="005eda6c" officeooo:paragraph-rsid="005eda6c" style:font-weight-asian="bold" style:font-weight-complex="bold"/>
    </style:style>
    <style:style style:name="P9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1d482" officeooo:paragraph-rsid="0011d482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42be9" officeooo:paragraph-rsid="00142be9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26fc7" officeooo:paragraph-rsid="00226fc7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3e6ec" officeooo:paragraph-rsid="0023e6ec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5d50a" officeooo:paragraph-rsid="0025d50a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99273" officeooo:paragraph-rsid="00299273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3e6071" officeooo:paragraph-rsid="003e6071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5893d" officeooo:paragraph-rsid="0015893d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FreeSerif" fo:font-size="12pt" style:text-underline-style="none" fo:font-weight="bold" officeooo:rsid="000e3d80" officeooo:paragraph-rsid="000e3d80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FreeSerif" fo:font-size="12pt" style:text-underline-style="none" fo:font-weight="bold" officeooo:rsid="0043bf21" officeooo:paragraph-rsid="0043bf21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FreeSerif" officeooo:rsid="0011d482" officeooo:paragraph-rsid="0011d482"/>
    </style:style>
    <style:style style:name="P20" style:family="paragraph" style:parent-style-name="Standard">
      <style:text-properties style:font-name="FreeSerif" officeooo:rsid="0011d482" officeooo:paragraph-rsid="003699bd"/>
    </style:style>
    <style:style style:name="P21" style:family="paragraph" style:parent-style-name="Standard">
      <style:text-properties style:font-name="FreeSerif" officeooo:rsid="00123975" officeooo:paragraph-rsid="00123975"/>
    </style:style>
    <style:style style:name="P22" style:family="paragraph" style:parent-style-name="Standard">
      <style:text-properties style:font-name="FreeSerif" officeooo:rsid="00142be9" officeooo:paragraph-rsid="00142be9"/>
    </style:style>
    <style:style style:name="P23" style:family="paragraph" style:parent-style-name="Standard">
      <style:text-properties style:font-name="FreeSerif" officeooo:rsid="0015893d" officeooo:paragraph-rsid="0015893d"/>
    </style:style>
    <style:style style:name="P24" style:family="paragraph" style:parent-style-name="Standard">
      <style:text-properties style:font-name="FreeSerif" officeooo:rsid="0020807a" officeooo:paragraph-rsid="0020807a"/>
    </style:style>
    <style:style style:name="P25" style:family="paragraph" style:parent-style-name="Standard">
      <style:text-properties style:font-name="FreeSerif" officeooo:rsid="00226fc7" officeooo:paragraph-rsid="00226fc7"/>
    </style:style>
    <style:style style:name="P26" style:family="paragraph" style:parent-style-name="Standard">
      <style:text-properties style:font-name="FreeSerif" officeooo:rsid="0023e6ec" officeooo:paragraph-rsid="0023e6ec"/>
    </style:style>
    <style:style style:name="P27" style:family="paragraph" style:parent-style-name="Standard">
      <style:text-properties style:font-name="FreeSerif" officeooo:rsid="00278dc2" officeooo:paragraph-rsid="00278dc2"/>
    </style:style>
    <style:style style:name="P28" style:family="paragraph" style:parent-style-name="Standard">
      <style:text-properties style:font-name="FreeSerif" officeooo:rsid="003699bd" officeooo:paragraph-rsid="003699bd"/>
    </style:style>
    <style:style style:name="P29" style:family="paragraph" style:parent-style-name="Standard">
      <style:text-properties style:font-name="FreeSerif" officeooo:rsid="00423b15" officeooo:paragraph-rsid="00423b15"/>
    </style:style>
    <style:style style:name="P30" style:family="paragraph" style:parent-style-name="Standard">
      <style:text-properties style:font-name="FreeSerif" fo:font-weight="normal" officeooo:rsid="00508c9d" officeooo:paragraph-rsid="00508c9d" style:font-weight-asian="normal" style:font-weight-complex="normal"/>
    </style:style>
    <style:style style:name="P31" style:family="paragraph" style:parent-style-name="Standard">
      <style:text-properties style:font-name="FreeSerif" officeooo:rsid="005eda6c" officeooo:paragraph-rsid="005eda6c"/>
    </style:style>
    <style:style style:name="P32" style:family="paragraph" style:parent-style-name="Standard">
      <style:paragraph-properties fo:break-before="page"/>
      <style:text-properties style:font-name="FreeSerif" fo:font-size="14pt" style:text-underline-style="solid" style:text-underline-width="auto" style:text-underline-color="font-color" fo:font-weight="bold" officeooo:rsid="003699bd" officeooo:paragraph-rsid="003699bd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9pt" style:text-underline-style="solid" style:text-underline-width="auto" style:text-underline-color="font-color" fo:font-weight="bold" officeooo:rsid="003699bd" officeooo:paragraph-rsid="003699bd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9pt" officeooo:rsid="0037d842" officeooo:paragraph-rsid="0037d842" style:font-size-asian="9pt" style:font-size-complex="9pt"/>
    </style:style>
    <style:style style:name="P3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officeooo:rsid="0047cb85" officeooo:paragraph-rsid="0047cb85"/>
    </style:style>
    <style:style style:name="P36" style:family="paragraph" style:parent-style-name="Standard" style:list-style-name="L1">
      <style:text-properties style:font-name="FreeSerif" officeooo:rsid="0007f435" officeooo:paragraph-rsid="0007f435"/>
    </style:style>
    <style:style style:name="P37" style:family="paragraph" style:parent-style-name="Standard" style:list-style-name="L1">
      <style:text-properties style:font-name="FreeSerif" fo:font-weight="bold" officeooo:rsid="0007f435" officeooo:paragraph-rsid="0007f435" style:font-weight-asian="bold" style:font-weight-complex="bold"/>
    </style:style>
    <style:style style:name="P38" style:family="paragraph" style:parent-style-name="Standard" style:list-style-name="L1">
      <style:text-properties style:font-name="FreeSerif" officeooo:rsid="000db35c" officeooo:paragraph-rsid="000db35c"/>
    </style:style>
    <style:style style:name="P39" style:family="paragraph" style:parent-style-name="Standard" style:list-style-name="L1">
      <style:text-properties style:font-name="FreeSerif" officeooo:rsid="0016026a" officeooo:paragraph-rsid="0016026a"/>
    </style:style>
    <style:style style:name="P40" style:family="paragraph" style:parent-style-name="Standard" style:list-style-name="L1">
      <style:text-properties style:font-name="FreeSerif" officeooo:rsid="00097fdb" officeooo:paragraph-rsid="00097fdb"/>
    </style:style>
    <style:style style:name="P41" style:family="paragraph" style:parent-style-name="Standard" style:list-style-name="L2">
      <style:text-properties style:font-name="FreeSerif" officeooo:rsid="0011d482" officeooo:paragraph-rsid="0011d482"/>
    </style:style>
    <style:style style:name="P42" style:family="paragraph" style:parent-style-name="Standard" style:list-style-name="L2">
      <style:text-properties style:font-name="FreeSerif" officeooo:rsid="00123975" officeooo:paragraph-rsid="00123975"/>
    </style:style>
    <style:style style:name="P43" style:family="paragraph" style:parent-style-name="Standard" style:list-style-name="L3">
      <style:text-properties style:font-name="FreeSerif" officeooo:rsid="001b7e7a" officeooo:paragraph-rsid="00278dc2"/>
    </style:style>
    <style:style style:name="P44" style:family="paragraph" style:parent-style-name="Standard" style:list-style-name="L8">
      <style:text-properties style:font-name="FreeSerif" officeooo:rsid="001b7e7a" officeooo:paragraph-rsid="00278dc2"/>
    </style:style>
    <style:style style:name="P45" style:family="paragraph" style:parent-style-name="Standard" style:list-style-name="L4">
      <style:text-properties style:font-name="FreeSerif" officeooo:rsid="00142be9" officeooo:paragraph-rsid="00142be9"/>
    </style:style>
    <style:style style:name="P46" style:family="paragraph" style:parent-style-name="Standard" style:list-style-name="L5">
      <style:text-properties style:font-name="FreeSerif" officeooo:rsid="0020807a" officeooo:paragraph-rsid="0020807a"/>
    </style:style>
    <style:style style:name="P47" style:family="paragraph" style:parent-style-name="Standard" style:list-style-name="L6">
      <style:text-properties style:font-name="FreeSerif" officeooo:rsid="00226fc7" officeooo:paragraph-rsid="00226fc7"/>
    </style:style>
    <style:style style:name="P48" style:family="paragraph" style:parent-style-name="Standard" style:list-style-name="L7">
      <style:text-properties style:font-name="FreeSerif" officeooo:rsid="0023e6ec" officeooo:paragraph-rsid="0023e6ec"/>
    </style:style>
    <style:style style:name="P49" style:family="paragraph" style:parent-style-name="Standard" style:list-style-name="L8">
      <style:text-properties style:font-name="FreeSerif" officeooo:rsid="00278dc2" officeooo:paragraph-rsid="00278dc2"/>
    </style:style>
    <style:style style:name="P50" style:family="paragraph" style:parent-style-name="Standard" style:list-style-name="L9">
      <style:text-properties style:font-name="FreeSerif" officeooo:rsid="00299273" officeooo:paragraph-rsid="00299273"/>
    </style:style>
    <style:style style:name="P51" style:family="paragraph" style:parent-style-name="Standard" style:list-style-name="L10">
      <style:text-properties style:font-name="FreeSerif" fo:font-size="12pt" style:text-underline-style="none" fo:font-weight="normal" officeooo:rsid="003cedbe" officeooo:paragraph-rsid="003cedbe" style:font-size-asian="12pt" style:font-weight-asian="normal" style:font-size-complex="12pt" style:font-weight-complex="normal"/>
    </style:style>
    <style:style style:name="P52" style:family="paragraph" style:parent-style-name="Standard" style:list-style-name="L10">
      <style:text-properties style:font-name="FreeSerif" fo:font-size="12pt" fo:font-style="italic" style:text-underline-style="none" fo:font-weight="normal" officeooo:rsid="004aec49" officeooo:paragraph-rsid="004aec49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 style:list-style-name="L10">
      <style:text-properties style:font-name="FreeSerif" fo:font-size="12pt" fo:font-style="italic" style:text-underline-style="none" fo:font-weight="normal" officeooo:rsid="00532d7f" officeooo:paragraph-rsid="00532d7f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 style:list-style-name="L12">
      <style:text-properties style:font-name="FreeSerif" officeooo:rsid="003d19d3" officeooo:paragraph-rsid="003d19d3"/>
    </style:style>
    <style:style style:name="P55" style:family="paragraph" style:parent-style-name="Standard" style:list-style-name="L12">
      <style:text-properties style:font-name="FreeSerif" officeooo:rsid="004aec49" officeooo:paragraph-rsid="004aec49"/>
    </style:style>
    <style:style style:name="P56" style:family="paragraph" style:parent-style-name="Standard" style:list-style-name="L13">
      <style:text-properties style:font-name="FreeSerif" officeooo:rsid="004240f5" officeooo:paragraph-rsid="004240f5"/>
    </style:style>
    <style:style style:name="P57" style:family="paragraph" style:parent-style-name="Standard" style:list-style-name="L13">
      <style:text-properties style:font-name="FreeSerif" fo:font-style="italic" officeooo:rsid="004f8670" officeooo:paragraph-rsid="004f8670" style:font-style-asian="italic" style:font-style-complex="italic"/>
    </style:style>
    <style:style style:name="P58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495b19" officeooo:paragraph-rsid="00495b19" style:font-size-asian="14pt" style:font-weight-asian="bold" style:font-size-complex="14pt" style:font-weight-complex="bold"/>
    </style:style>
    <style:style style:name="P59" style:family="paragraph" style:parent-style-name="Standard" style:list-style-name="L14">
      <style:text-properties style:font-name="FreeSerif" officeooo:rsid="004dd848" officeooo:paragraph-rsid="004dd848"/>
    </style:style>
    <style:style style:name="P60" style:family="paragraph" style:parent-style-name="Standard" style:list-style-name="L15">
      <style:text-properties style:font-name="FreeSerif" officeooo:rsid="004e7339" officeooo:paragraph-rsid="004e7339"/>
    </style:style>
    <style:style style:name="P61" style:family="paragraph" style:parent-style-name="Standard" style:list-style-name="L16">
      <style:text-properties style:font-name="FreeSerif" officeooo:rsid="0051f25f" officeooo:paragraph-rsid="00617e6a"/>
    </style:style>
    <style:style style:name="P62" style:family="paragraph" style:parent-style-name="Standard" style:list-style-name="L16">
      <style:text-properties style:font-name="FreeSerif" officeooo:rsid="003e6071" officeooo:paragraph-rsid="003e6071"/>
    </style:style>
    <style:style style:name="P63" style:family="paragraph" style:parent-style-name="Standard" style:list-style-name="L16">
      <style:text-properties style:font-name="FreeSerif" officeooo:rsid="003e6071" officeooo:paragraph-rsid="00617e6a"/>
    </style:style>
    <style:style style:name="P64" style:family="paragraph" style:parent-style-name="Standard" style:list-style-name="L16">
      <style:text-properties style:font-name="FreeSerif" officeooo:rsid="003fb7fd" officeooo:paragraph-rsid="003fb7fd"/>
    </style:style>
    <style:style style:name="P65" style:family="paragraph" style:parent-style-name="Standard" style:list-style-name="L17">
      <style:text-properties style:font-name="FreeSerif" officeooo:rsid="005eda6c" officeooo:paragraph-rsid="005eda6c"/>
    </style:style>
    <style:style style:name="P66" style:family="paragraph" style:parent-style-name="Standard" style:list-style-name="L17">
      <style:text-properties style:font-name="FreeSerif" officeooo:rsid="00607ba8" officeooo:paragraph-rsid="00607ba8"/>
    </style:style>
    <style:style style:name="P67" style:family="paragraph" style:parent-style-name="Standard">
      <style:text-properties style:font-name="FreeSerif" officeooo:rsid="003699bd" officeooo:paragraph-rsid="003699bd"/>
    </style:style>
    <style:style style:name="P68" style:family="paragraph" style:parent-style-name="Standard" style:list-style-name="L11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/>
      </style:paragraph-properties>
      <style:text-properties style:font-name="FreeSerif" officeooo:rsid="003699bd" officeooo:paragraph-rsid="003699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bd6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f1e7" style:font-style-asian="italic" style:font-style-complex="italic"/>
    </style:style>
    <style:style style:name="T5" style:family="text">
      <style:text-properties fo:font-style="italic" officeooo:rsid="0018e69b" style:font-style-asian="italic" style:font-style-complex="italic"/>
    </style:style>
    <style:style style:name="T6" style:family="text">
      <style:text-properties fo:font-style="italic" officeooo:rsid="00173f32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97fdb"/>
    </style:style>
    <style:style style:name="T9" style:family="text">
      <style:text-properties officeooo:rsid="000af1e7"/>
    </style:style>
    <style:style style:name="T10" style:family="text">
      <style:text-properties officeooo:rsid="000cab60"/>
    </style:style>
    <style:style style:name="T11" style:family="text">
      <style:text-properties officeooo:rsid="000edae8"/>
    </style:style>
    <style:style style:name="T12" style:family="text">
      <style:text-properties officeooo:rsid="00123975"/>
    </style:style>
    <style:style style:name="T13" style:family="text">
      <style:text-properties officeooo:rsid="00173f32"/>
    </style:style>
    <style:style style:name="T14" style:family="text">
      <style:text-properties officeooo:rsid="0018e69b"/>
    </style:style>
    <style:style style:name="T15" style:family="text">
      <style:text-properties officeooo:rsid="001d2591"/>
    </style:style>
    <style:style style:name="T16" style:family="text">
      <style:text-properties officeooo:rsid="001df6da"/>
    </style:style>
    <style:style style:name="T17" style:family="text">
      <style:text-properties officeooo:rsid="001f4f26"/>
    </style:style>
    <style:style style:name="T18" style:family="text">
      <style:text-properties officeooo:rsid="002c4dc8"/>
    </style:style>
    <style:style style:name="T19" style:family="text">
      <style:text-properties officeooo:rsid="002d80e5"/>
    </style:style>
    <style:style style:name="T20" style:family="text">
      <style:text-properties officeooo:rsid="002f1a0b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258f7" style:font-style-asian="normal" style:font-style-complex="normal"/>
    </style:style>
    <style:style style:name="T23" style:family="text">
      <style:text-properties officeooo:rsid="00337cfd"/>
    </style:style>
    <style:style style:name="T24" style:family="text">
      <style:text-properties officeooo:rsid="00352bb8"/>
    </style:style>
    <style:style style:name="T2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fo:font-size="12pt" style:text-underline-style="none" fo:font-weight="normal" officeooo:rsid="003cedbe" style:font-size-asian="12pt" style:font-weight-asian="normal" style:font-size-complex="12pt" style:font-weight-complex="normal"/>
    </style:style>
    <style:style style:name="T28" style:family="text">
      <style:text-properties fo:font-size="12pt" style:text-underline-style="none" fo:font-weight="normal" officeooo:rsid="00435e11" style:font-size-asian="12pt" style:font-weight-asian="normal" style:font-size-complex="12pt" style:font-weight-complex="normal"/>
    </style:style>
    <style:style style:name="T29" style:family="text">
      <style:text-properties fo:font-size="12pt" style:text-underline-style="none" fo:font-weight="normal" officeooo:rsid="0055ea54" style:font-size-asian="12pt" style:font-weight-asian="normal" style:font-size-complex="12pt" style:font-weight-complex="normal"/>
    </style:style>
    <style:style style:name="T30" style:family="text">
      <style:text-properties officeooo:rsid="00429bf6"/>
    </style:style>
    <style:style style:name="T31" style:family="text">
      <style:text-properties officeooo:rsid="00435e11"/>
    </style:style>
    <style:style style:name="T32" style:family="text">
      <style:text-properties officeooo:rsid="0044bd65"/>
    </style:style>
    <style:style style:name="T33" style:family="text">
      <style:text-properties officeooo:rsid="004cd283"/>
    </style:style>
    <style:style style:name="T34" style:family="text">
      <style:text-properties officeooo:rsid="00508c9d"/>
    </style:style>
    <style:style style:name="T35" style:family="text">
      <style:text-properties officeooo:rsid="0054b159"/>
    </style:style>
    <style:style style:name="T36" style:family="text">
      <style:text-properties officeooo:rsid="0055ea54"/>
    </style:style>
    <style:style style:name="T37" style:family="text">
      <style:text-properties officeooo:rsid="0058a37b"/>
    </style:style>
    <style:style style:name="T38" style:family="text">
      <style:text-properties officeooo:rsid="005eda6c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BASIC SKILL TEST</text:p>
      <text:p text:style-name="P17">Bare Bone Rules:</text:p>
      <text:list xml:id="list3917570685" text:style-name="L1">
        <text:list-item>
          <text:p text:style-name="P36">Define <text:span text:style-name="T1">Difficulty Rating</text:span>; 0 to 5.</text:p>
        </text:list-item>
        <text:list-item>
          <text:p text:style-name="P37">TN = Attribute + Skill Expertise</text:p>
        </text:list-item>
        <text:list-item>
          <text:p text:style-name="P38">Roll <text:span text:style-name="T1">2d20</text:span>.</text:p>
        </text:list-item>
        <text:list-item>
          <text:p text:style-name="P36">Count number of successes: <text:s/><text:span text:style-name="T8">the </text:span>number of dice that rolled below or equal to TN <text:span text:style-name="T7">plus</text:span> <text:span text:style-name="T8">the </text:span>number of dice that rolled below or equal to <text:span text:style-name="T1">Skill Focus</text:span>.</text:p>
        </text:list-item>
        <text:list-item>
          <text:p text:style-name="P39">Success is having a count that exceeds or equal to the Difficulty Rating.</text:p>
        </text:list-item>
      </text:list>
      <text:p text:style-name="P5">IE:</text:p>
      <text:p text:style-name="P35">TN success + Skill Focus success</text:p>
      <text:p text:style-name="P2">2d20 Rules:</text:p>
      <text:list xml:id="list110756526026578" text:continue-numbering="true" text:style-name="L1">
        <text:list-item>
          <text:p text:style-name="P40"><text:span text:style-name="T13">The calculation of successful counts </text:span><text:span text:style-name="T6">minus</text:span><text:span text:style-name="T13"> the Difficulty</text:span> <text:span text:style-name="T13">Rating </text:span>become<text:span text:style-name="T13">s the number of</text:span> <text:span text:style-name="T1">Momentums</text:span> <text:span text:style-name="T15">(negative numbers are counted as zeroes (0)) to be</text:span> <text:span text:style-name="T3">immediat</text:span><text:span text:style-name="T5">ely </text:span><text:span text:style-name="T14">used</text:span> <text:span text:style-name="T14">by the current player</text:span> <text:span text:style-name="T3">or</text:span> place <text:span text:style-name="T11">t</text:span>oken<text:span text:style-name="T11">s</text:span> into a group pool to <text:span text:style-name="T14">represent Momentums to be used</text:span> later <text:span text:style-name="T14">by the players</text:span>.</text:p>
        </text:list-item>
        <text:list-item>
          <text:p text:style-name="P40">Any dice that rolled <text:span text:style-name="T10">a </text:span>20 <text:span text:style-name="T9">are counted as</text:span> <text:span text:style-name="T1">Complications</text:span> <text:span text:style-name="T9">to be used by the GM </text:span><text:span text:style-name="T4">immediately</text:span><text:span text:style-name="T9"> or place tokens representing </text:span><text:span text:style-name="T2">Heat</text:span><text:span text:style-name="T9"> equaling to the number Complications times two (2).</text:span></text:p>
        </text:list-item>
      </text:list>
      <text:p text:style-name="P1"/>
      <text:p text:style-name="P1"/>
      <text:p text:style-name="P9">Complex Skill Test</text:p>
      <text:p text:style-name="P3">Define:</text:p>
      <text:list xml:id="list1850541397" text:style-name="L2">
        <text:list-item>
          <text:p text:style-name="P41">a number of Momentums required <text:span text:style-name="T12">to </text:span>generate in order to succeed <text:span text:style-name="T12">in this test</text:span>.</text:p>
        </text:list-item>
        <text:list-item>
          <text:p text:style-name="P41">the Difficulty Rating for the test.</text:p>
        </text:list-item>
        <text:list-item>
          <text:p text:style-name="P42">a number of rolls which generated no Momentums to trigger a failure.</text:p>
        </text:list-item>
      </text:list>
      <text:p text:style-name="P4">Do:</text:p>
      <text:list xml:id="list4291848070" text:style-name="L3">
        <text:list-item>
          <text:p text:style-name="P43">Keep rolling <text:span text:style-name="T18">the Basic Skill Test </text:span>until either the number of Momentum is met or the number of failure is met.</text:p>
        </text:list-item>
      </text:list>
      <text:p text:style-name="P21"/>
      <text:p text:style-name="P21"/>
      <text:p text:style-name="P10">Face-To-Face Test</text:p>
      <text:list xml:id="list3062497936" text:style-name="L4">
        <text:list-item>
          <text:p text:style-name="P45">Players involved in this test roll <text:span text:style-name="T18">a Basic Skill Test</text:span> against their agreed upon individual T<text:span text:style-name="T16">N</text:span>s and Difficulty Ratings.</text:p>
        </text:list-item>
        <text:list-item>
          <text:p text:style-name="P45">In a tie, player with the highest Expertise Skill wins.</text:p>
        </text:list-item>
        <text:list-item>
          <text:p text:style-name="P45">I<text:span text:style-name="T17">f</text:span> still in a tie, then it’s a tie.</text:p>
        </text:list-item>
      </text:list>
      <text:p text:style-name="P22"/>
      <text:p text:style-name="P22"/>
      <text:p text:style-name="P22"/>
      <text:p text:style-name="P22"/>
      <text:p text:style-name="P22"/>
      <text:p text:style-name="P16">Complication Test</text:p>
      <text:p text:style-name="P23">The test is an automatic success, <text:span text:style-name="T3">but</text:span> time and quality are in doubt.</text:p>
      <text:list xml:id="list2716744831" text:style-name="L5">
        <text:list-item>
          <text:p text:style-name="P46">Difficulty Rating is zero (0).</text:p>
        </text:list-item>
        <text:list-item>
          <text:p text:style-name="P46">Not only 20s will generate Complications <text:span text:style-name="T19">in the Basic Skill Test</text:span>, a non-successful roll will also generate a Complication.</text:p>
        </text:list-item>
      </text:list>
      <text:p text:style-name="P24"/>
      <text:p text:style-name="P24"/>
      <text:p text:style-name="P11">Failsafe Test</text:p>
      <text:list xml:id="list1322776297" text:style-name="L6">
        <text:list-item>
          <text:p text:style-name="P47">Difficulty Rating is greater than one (1).</text:p>
        </text:list-item>
        <text:list-item>
          <text:p text:style-name="P47">A player requests to <text:span text:style-name="T3">automatically fail.</text:span><text:span text:style-name="T21"> </text:span><text:span text:style-name="T22">No need to roll a Basic Skill Test.</text:span></text:p>
        </text:list-item>
        <text:list-item>
          <text:p text:style-name="P47">The player give GM one (1) <text:span text:style-name="T32">Heat</text:span>.</text:p>
        </text:list-item>
        <text:list-item>
          <text:p text:style-name="P47">The player <text:span text:style-name="T24">gains</text:span> one (1) <text:span text:style-name="T1">Infinity Point</text:span>.</text:p>
        </text:list-item>
      </text:list>
      <text:p text:style-name="P25"/>
      <text:p text:style-name="P25"/>
      <text:p text:style-name="P12">Group Test</text:p>
      <text:list xml:id="list3711450556" text:style-name="L7">
        <text:list-item>
          <text:p text:style-name="P48">Assistances chip in <text:span text:style-name="T35">a </text:span>d20 to the leader.</text:p>
        </text:list-item>
        <text:list-item>
          <text:p text:style-name="P48">Momentums, Heat, and/or Infinity Points may chip in to the roll with a maximum of <text:span text:style-name="T35">three (3) </text:span>d20<text:span text:style-name="T35">s</text:span>.</text:p>
        </text:list-item>
        <text:list-item>
          <text:p text:style-name="P48">Leader rolls a Basic Skill Test.</text:p>
        </text:list-item>
        <text:list-item>
          <text:p text:style-name="P48">If Leader succeeds, add his success count to the other d20s’ success count.</text:p>
        </text:list-item>
        <text:list-item>
          <text:p text:style-name="P48">Else, the group fails.</text:p>
        </text:list-item>
      </text:list>
      <text:p text:style-name="P26"/>
      <text:p text:style-name="P26"/>
      <text:p text:style-name="P13">Progressive Skill Test</text:p>
      <text:list xml:id="list1334918177" text:style-name="L8">
        <text:list-item>
          <text:p text:style-name="P49">Use definitions from the Complex Skill Test.</text:p>
        </text:list-item>
        <text:list-item>
          <text:p text:style-name="P44">Keep rolling until either the number of Momentum is met or the number of failure is met.</text:p>
        </text:list-item>
        <text:list-item>
          <text:p text:style-name="P49">A non-success roll will increase the Difficulty Rating by one (1); maximu<text:span text:style-name="T23">m</text:span> five (5).</text:p>
        </text:list-item>
      </text:list>
      <text:p text:style-name="P27"/>
      <text:p text:style-name="P22"/>
      <text:p text:style-name="P14">Untrained Skill Test</text:p>
      <text:list xml:id="list1022850811" text:style-name="L9">
        <text:list-item>
          <text:p text:style-name="P50">A roll of 19 or 20 will generate a Complication <text:span text:style-name="T20">in the Basic Skill Test</text:span>.</text:p>
        </text:list-item>
      </text:list>
      <text:p text:style-name="P19"/>
      <text:p text:style-name="P32">Momentum</text:p>
      <text:list xml:id="list3023003695" text:style-name="L10">
        <text:list-item>
          <text:p text:style-name="P51"><text:span text:style-name="T31">Momentums are saved in a</text:span> group pool <text:span text:style-name="T31">which</text:span> can only have a maximum of 6 points.</text:p>
        </text:list-item>
        <text:list-item>
          <text:p text:style-name="P51">This pool “cools down” by reducing <text:span text:style-name="T31">its</text:span> points by one (1) per scene or combat round.</text:p>
        </text:list-item>
        <text:list-item>
          <text:p text:style-name="P52">[An almost always lucky player shares his luck. – comment]</text:p>
        </text:list-item>
        <text:list-item>
          <text:p text:style-name="P53">[House Rule: Do cool downs first then remove extra points. – comment]</text:p>
        </text:list-item>
      </text:list>
      <text:p text:style-name="P18">Choose:</text:p>
      <text:list xml:id="list1950283659" text:style-name="L11">
        <text:list-item>
          <text:p text:style-name="P68"><text:span text:style-name="T1">Create Opportunity:</text:span> add a d20 per Momentum to the skill roll; maximum of <text:span text:style-name="T36">three (</text:span>3<text:span text:style-name="T36">) </text:span>d20<text:span text:style-name="T37">s</text:span>.</text:p>
        </text:list-item>
        <text:list-item>
          <text:p text:style-name="P68"><text:span text:style-name="T1">Create Obstacle:</text:span> increase Difficulty Rating of an opponent’s roll.</text:p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>Difficulty</text:p>
          </table:table-cell>
          <table:table-cell table:style-name="Table1.A1" office:value-type="string">
            <text:p text:style-name="P33">Cost</text:p>
          </table:table-cell>
          <table:table-cell table:style-name="Table1.A1" office:value-type="string">
            <text:p text:style-name="P33"/>
          </table:table-cell>
        </table:table-row>
        <table:table-row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>+1</text:p>
          </table:table-cell>
          <table:table-cell table:style-name="Table1.A1" office:value-type="string">
            <text:p text:style-name="P34">1</text:p>
          </table:table-cell>
          <table:table-cell table:style-name="Table1.A1" office:value-type="string">
            <text:p text:style-name="P34"/>
          </table:table-cell>
        </table:table-row>
        <table:table-row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>+2</text:p>
          </table:table-cell>
          <table:table-cell table:style-name="Table1.A1" office:value-type="string">
            <text:p text:style-name="P34">3</text:p>
          </table:table-cell>
          <table:table-cell table:style-name="Table1.A1" office:value-type="string">
            <text:p text:style-name="P34"/>
          </table:table-cell>
        </table:table-row>
        <table:table-row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>+3</text:p>
          </table:table-cell>
          <table:table-cell table:style-name="Table1.A1" office:value-type="string">
            <text:p text:style-name="P34">6</text:p>
          </table:table-cell>
          <table:table-cell table:style-name="Table1.A1" office:value-type="string">
            <text:p text:style-name="P34"/>
          </table:table-cell>
        </table:table-row>
      </table:table>
      <text:list xml:id="list2474343096" text:style-name="L12">
        <text:list-item>
          <text:p text:style-name="P54">Reduce time required for a deed.</text:p>
        </text:list-item>
        <text:list-item>
          <text:p text:style-name="P54">Improve quality of success.</text:p>
        </text:list-item>
        <text:list-item>
          <text:p text:style-name="P54">Increase scope of success.</text:p>
        </text:list-item>
        <text:list-item>
          <text:p text:style-name="P55">GM and Player agree to a narrative to add a d20; <text:span text:style-name="T33">maximum of three (3) d20s.</text:span></text:p>
        </text:list-item>
      </text:list>
      <text:p text:style-name="P28"/>
      <text:p text:style-name="P20"/>
      <text:p text:style-name="P29"><text:span text:style-name="T25">Personal Momentum Pool</text:span> (optional)</text:p>
      <text:list xml:id="list1449748989" text:style-name="L13">
        <text:list-item>
          <text:p text:style-name="P56">Player<text:span text:style-name="T30">s</text:span> <text:span text:style-name="T30">are</text:span> able to save <text:span text:style-name="T30">their</text:span> Momentum<text:span text:style-name="T30">s</text:span>.</text:p>
        </text:list-item>
        <text:list-item>
          <text:p text:style-name="P56">Spending Momentum<text:span text:style-name="T31">s</text:span> is not for personal use. <text:s/>It is used to help fellow players’ rolls or actions.</text:p>
        </text:list-item>
        <text:list-item>
          <text:p text:style-name="P56"><text:span text:style-name="T28">P</text:span><text:span text:style-name="T27">ool “cools down” by reducing </text:span><text:span text:style-name="T28">its points</text:span><text:span text:style-name="T27"> by one (1) per scene or combat round.</text:span></text:p>
        </text:list-item>
        <text:list-item>
          <text:p text:style-name="P57"><text:span text:style-name="T27">[</text:span><text:span text:style-name="T26">I wouldn’t use this option. <text:s/>It defeats the team spirit </text:span><text:span text:style-name="T29">in the game.</text:span><text:span text:style-name="T26"> – comment]</text:span></text:p>
        </text:list-item>
      </text:list>
      <text:p text:style-name="P29"/>
      <text:p text:style-name="P29"/>
      <text:p text:style-name="P58">Infinity Points</text:p>
      <text:p text:style-name="P30">Each player have their own maximum number of Infinity Points. <text:s/>They can only have a maximum of 5 points.</text:p>
      <text:p text:style-name="P6">Gaining:</text:p>
      <text:list xml:id="list1957943893" text:style-name="L14">
        <text:list-item>
          <text:p text:style-name="P59">Do Failsafe Test</text:p>
        </text:list-item>
        <text:list-item>
          <text:p text:style-name="P59">Trigger a trait. IE, do something crazy. This doesn’t mean you’<text:span text:style-name="T34">ll</text:span> succeeded.</text:p>
        </text:list-item>
        <text:list-item>
          <text:p text:style-name="P59">GM awards you for….</text:p>
        </text:list-item>
      </text:list>
      <text:p text:style-name="P7">Choose:</text:p>
      <text:list xml:id="list3973218717" text:style-name="L15">
        <text:list-item>
          <text:p text:style-name="P60">Infinity d20</text:p>
        </text:list-item>
        <text:list-item>
          <text:p text:style-name="P60">Bonus Action</text:p>
        </text:list-item>
        <text:list-item>
          <text:p text:style-name="P60">Overcome Harm</text:p>
        </text:list-item>
        <text:list-item>
          <text:p text:style-name="P60">Overcome Trait</text:p>
        </text:list-item>
        <text:list-item>
          <text:p text:style-name="P60">Quick Absterge</text:p>
        </text:list-item>
        <text:list-item>
          <text:p text:style-name="P60">Second Wind</text:p>
        </text:list-item>
        <text:list-item>
          <text:p text:style-name="P60">Story Declaration</text:p>
        </text:list-item>
      </text:list>
      <text:p text:style-name="P28"><text:span text:style-name="T25">Heat</text:span></text:p>
      <text:list xml:id="list1447792139" text:style-name="L16">
        <text:list-item>
          <text:p text:style-name="P63"><text:span text:style-name="T38">This is a </text:span>GM’s <text:span text:style-name="T38">version of </text:span>Momentum.</text:p>
        </text:list-item>
        <text:list-item>
          <text:p text:style-name="P61">Some generated by player’s Complications.</text:p>
        </text:list-item>
        <text:list-item>
          <text:p text:style-name="P62">No maximum points.</text:p>
        </text:list-item>
        <text:list-item>
          <text:p text:style-name="P64">At the beginning of the session, GM gets three (3) <text:span text:style-name="T7">plus</text:span> the number of players Heat points.</text:p>
        </text:list-item>
      </text:list>
      <text:p text:style-name="P8">Spend:</text:p>
      <text:list xml:id="list1270066117" text:style-name="L17">
        <text:list-item>
          <text:p text:style-name="P65">Minor Complication – 1 points</text:p>
        </text:list-item>
        <text:list-item>
          <text:p text:style-name="P65">Standard Complication – 2 points</text:p>
        </text:list-item>
        <text:list-item>
          <text:p text:style-name="P65">Major Complication – 4+ points</text:p>
        </text:list-item>
        <text:list-item>
          <text:p text:style-name="P66">Initiate the Hazards rule. <text:s/>The cost will be base on the severity of the damage.</text:p>
        </text:list-item>
      </text:list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4T05:46:31.839261975</meta:creation-date>
    <dc:date>2021-06-15T11:07:54.822826463</dc:date>
    <meta:editing-duration>PT4H19M23S</meta:editing-duration>
    <meta:editing-cycles>86</meta:editing-cycles>
    <meta:generator>LibreOffice/6.1.5.2$Linux_X86_64 LibreOffice_project/10$Build-2</meta:generator>
    <meta:print-date>2021-06-09T14:57:44.176081063</meta:print-date>
    <meta:document-statistic meta:table-count="1" meta:image-count="0" meta:object-count="0" meta:page-count="2" meta:paragraph-count="93" meta:word-count="782" meta:character-count="4163" meta:non-whitespace-character-count="3524"/>
  </office:meta>
</office:document-meta>
</file>